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center"/>
    </style:style>
  </office:automatic-styles>
  <office:body>
    <office:text>
      <text:p text:style-name="P1">•••</text:p>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RIIIIING RIIIIING RIIIIING*” still, she was unconvinced. She didn’t really mind the noise, so she just looked at the clock as it kept on ringing.</text:p>
      <text:p text:style-name="Normal">“...” said she, in response to the timekeeper’s statements. Her apathy might have rubbed it the wrong way. Maybe it was just her impression, but it sounded even louder now.</text:p>
      <text:p text:style-name="Normal">“...”, but even so, despite her own wishes, it didn’t really bother her. And on went this exchange, for a while, neither side budging. After a few minutes though, she started worrying about the clock’s batteries. Blaring for so long day after day would take its toll on anything, so she decided to tap it silent.</text:p>
      <text:p text:style-name="Normal">And lo, her room was quiet again.</text:p>
      <text:p text:style-name="Normal"><text:span text:style-name="T1">You did your best today too, Mr. Clock, </text:span>unfortunately it was unable to get her out of bed. Its hands told her that it was a little past seven, while her heart suddenly tightening reminded her that today was Monday. She would have to go to school again. </text:p>
      <text:p text:style-name="Normal">“... Sigh.”</text:p>
      <text:p text:style-name="Normal">Not that that was a pressing matter yet. For now, she was content just staring at the ceiling.</text:p>
      <text:p text:style-name="Normal">“...” said she, as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universe.</text:p>
      <text:p text:style-name="Normal">In her universe, her clock and her bed would work together to make her get up in the morning. The clock would understand that just screaming won’t do, and would instead gently remind her that she should get up soon, while her bed would first become softer to assure her that everything was okay, and together they would encourage her to face the day to come.</text:p>
      <text:p text:style-name="Normal">From downstairs, a delicious smell of freshly-baked croissant would waft into her room and would carry her all the way to the kitchen table, like in those old cartoons. A cup of hot chocolate would be waiting for her, alongside a breakfast worthy of a five star hotel. Then, Time would slow down to allow her to enjoy it at her leisure, and in this same manner she would get ready to go to school. And when she would start on her way there, when she would reach the bus stop, she would meet up with <text:span text:style-name="T1">you</text:span>. Together, you two would commute to school, having fun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even decide where the two of you would go, the rays of the sun pierced through the shutters of her window. Spot by spot, they climbed her blanket, until they touched her face. They were cold, and they were bright. Bright enough for her to perceive their light through her eyelids, through that thin veil that should have closed out all reality. This was perhaps a signal from the sun that it was time to get up.</text:p>
      <text:p text:style-name="Normal">*Whoosh!*</text:p>
      <text:p text:style-name="Normal">In one fell swoop, she cocooned herself inside her blanket. It was rude of the sun to interrupt people’s dreams like that, and she was upset at it.</text:p>
      <text:p text:style-name="Normal">( ˶ •̀ ⤙ •́ <text:s text:c="1"/>˶ ) &lt;- was more or less the face she was making in there. (˶˃⤙˂˶) (⇀‸↼)</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